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fesiograma: Maestro Cervecero</text:span></text:p>
      <text:p text:style-name="Horizontal_20_Line"/>
      <text:h text:style-name="Heading_20_3" text:outline-level="3"><text:span text:style-name="Strong_20_Emphasis">1. Identificación del Puesto</text:span></text:h>
      <text:list text:style-name="L1">
        <text:list-item>
          <text:p text:style-name="P2"><text:span text:style-name="Strong_20_Emphasis">Denominación</text:span>: Maestro Cervecero</text:p>
        </text:list-item>
        <text:list-item>
          <text:p text:style-name="P2"><text:span text:style-name="Strong_20_Emphasis">Departamento</text:span>: Producción y Desarrollo</text:p>
        </text:list-item>
        <text:list-item>
          <text:p text:style-name="P1"><text:span text:style-name="Strong_20_Emphasis">Ubicación</text:span>: Planta de producción de Calvenkein</text:p>
        </text:list-item>
      </text:list>
      <text:p text:style-name="Horizontal_20_Line"/>
      <text:h text:style-name="Heading_20_3" text:outline-level="3"><text:span text:style-name="Strong_20_Emphasis">2. Competencias Profesionales Requeridas</text:span></text:h>
      <text:list text:style-name="L2">
        <text:list-item>
          <text:p text:style-name="P3"><text:span text:style-name="Strong_20_Emphasis">Formación académica</text:span>:</text:p>
          <text:list>
            <text:list-item>
              <text:p text:style-name="P4">Grado o certificación en Tecnología de Alimentos, Química, Biotecnología o áreas relacionadas.</text:p>
            </text:list-item>
            <text:list-item>
              <text:p text:style-name="P4">Conocimientos específicos en elaboración de cerveza artesanal y manejo de equipos cerveceros.</text:p>
            </text:list-item>
          </text:list>
        </text:list-item>
        <text:list-item>
          <text:p text:style-name="P3"><text:span text:style-name="Strong_20_Emphasis">Experiencia laboral</text:span>:</text:p>
          <text:list>
            <text:list-item>
              <text:p text:style-name="P4">Mínimo 3 años en producción cervecera artesanal.</text:p>
            </text:list-item>
            <text:list-item>
              <text:p text:style-name="P4">Experiencia liderando equipos y gestionando procesos de calidad.</text:p>
            </text:list-item>
          </text:list>
        </text:list-item>
        <text:list-item>
          <text:p text:style-name="P3"><text:span text:style-name="Strong_20_Emphasis">Conocimientos técnicos</text:span>:</text:p>
          <text:list>
            <text:list-item>
              <text:p text:style-name="P4">Procesos de fermentación y control de calidad.</text:p>
            </text:list-item>
            <text:list-item>
              <text:p text:style-name="P4">Regulaciones sanitarias y de seguridad alimentaria.</text:p>
            </text:list-item>
            <text:list-item>
              <text:p text:style-name="P4">Innovación en recetas y diseño de productos.</text:p>
            </text:list-item>
          </text:list>
        </text:list-item>
        <text:list-item>
          <text:p text:style-name="P3"><text:span text:style-name="Strong_20_Emphasis">Habilidades personales</text:span>:</text:p>
          <text:list>
            <text:list-item>
              <text:p text:style-name="P4">Trabajo en equipo y liderazgo.</text:p>
            </text:list-item>
            <text:list-item>
              <text:p text:style-name="P4">Capacidad de análisis y resolución de problemas.</text:p>
            </text:list-item>
            <text:list-item>
              <text:p text:style-name="P3">Creatividad para el desarrollo de nuevos product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Condiciones del Puesto</text:span></text:h>
      <text:list text:style-name="L3">
        <text:list-item>
          <text:p text:style-name="P5"><text:span text:style-name="Strong_20_Emphasis">Medio ambiente laboral</text:span>:</text:p>
          <text:list>
            <text:list-item>
              <text:p text:style-name="P6">Exposición a humedad, ruido, calor y productos químicos.</text:p>
            </text:list-item>
            <text:list-item>
              <text:p text:style-name="P6">Trabajo físico ocasional en manipulación de equipos y barriles.</text:p>
            </text:list-item>
          </text:list>
        </text:list-item>
        <text:list-item>
          <text:p text:style-name="P5"><text:span text:style-name="Strong_20_Emphasis">Herramientas y equipos</text:span>:</text:p>
          <text:list>
            <text:list-item>
              <text:p text:style-name="P6">Equipos cerveceros (tanques, maceradores, etc.).</text:p>
            </text:list-item>
            <text:list-item>
              <text:p text:style-name="P6">Instrumentos de medición de calidad (densímetros, refractómetros).</text:p>
            </text:list-item>
          </text:list>
        </text:list-item>
        <text:list-item>
          <text:p text:style-name="P5"><text:span text:style-name="Strong_20_Emphasis">Horario de trabajo</text:span>:</text:p>
          <text:list>
            <text:list-item>
              <text:p text:style-name="P5">Jornada completa con posibilidad de trabajo en fines de semana o festivos durante evento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4. Tareas y Actividades</text:span></text:h>
      <text:list text:style-name="L4">
        <text:list-item>
          <text:p text:style-name="P8">Supervisión de la producción cervecera: molienda, maceración, cocción, fermentación y embotellado.</text:p>
        </text:list-item>
        <text:list-item>
          <text:p text:style-name="P8">Garantizar la consistencia y calidad en la producción.</text:p>
        </text:list-item>
        <text:list-item>
          <text:p text:style-name="P8">Desarrollo de nuevas recetas y cervezas de temporada.</text:p>
        </text:list-item>
        <text:list-item>
          <text:p text:style-name="P8">Control de inventarios y relación con proveedores.</text:p>
        </text:list-item>
        <text:list-item>
          <text:p text:style-name="P7">Formación y supervisión del personal de producción.</text:p>
        </text:list-item>
      </text:list>
      <text:p text:style-name="Horizontal_20_Line"/>
      <text:h text:style-name="Heading_20_3" text:outline-level="3"><text:span text:style-name="Strong_20_Emphasis">5. Riesgos Asociados</text:span></text:h>
      <text:list text:style-name="L5">
        <text:list-item>
          <text:p text:style-name="P9"><text:span text:style-name="Strong_20_Emphasis">Riesgos físicos</text:span>:</text:p>
          <text:list>
            <text:list-item>
              <text:p text:style-name="P10">Accidentes leves relacionados con maquinaria o derrames.</text:p>
            </text:list-item>
            <text:list-item>
              <text:p text:style-name="P10">Lesiones por manipulación de barriles y equipos pesados.</text:p>
            </text:list-item>
          </text:list>
        </text:list-item>
        <text:list-item>
          <text:p text:style-name="P9"><text:span text:style-name="Strong_20_Emphasis">Riesgos químicos</text:span>:</text:p>
          <text:list>
            <text:list-item>
              <text:p text:style-name="P10">Exposición a productos químicos de limpieza.</text:p>
            </text:list-item>
          </text:list>
        </text:list-item>
        <text:list-item>
          <text:p text:style-name="P9"><text:span text:style-name="Strong_20_Emphasis">Riesgos psicosociales</text:span>:</text:p>
          <text:list>
            <text:list-item>
              <text:p text:style-name="P9">Estrés derivado de la presión por cumplir plazos de producción y calidad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Requisitos Psicológicos</text:span></text:h>
      <text:list text:style-name="L6">
        <text:list-item>
          <text:p text:style-name="P12">Alta capacidad de concentración y atención al detalle.</text:p>
        </text:list-item>
        <text:list-item>
          <text:p text:style-name="P12">Tolerancia al estrés en situaciones de alta demanda.</text:p>
        </text:list-item>
        <text:list-item>
          <text:p text:style-name="P11">Actitud creativa e innovadora para resolver problemas y proponer mejoras.</text:p>
        </text:list-item>
      </text:list>
      <text:p text:style-name="Horizontal_20_Line"/>
      <text:h text:style-name="Heading_20_3" text:outline-level="3"><text:span text:style-name="Strong_20_Emphasis">7. Evaluación del Desempeño</text:span></text:h>
      <text:list text:style-name="L7">
        <text:list-item>
          <text:p text:style-name="P14">Cumplimiento de objetivos de producción y calidad.</text:p>
        </text:list-item>
        <text:list-item>
          <text:p text:style-name="P14">Innovación en desarrollo de nuevos productos.</text:p>
        </text:list-item>
        <text:list-item>
          <text:p text:style-name="P13">Satisfacción del equipo y mejora continua en los proces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10:30.368000000</meta:creation-date>
    <dc:date>2025-01-24T16:11:06.866000000</dc:date>
    <meta:editing-duration>PT36S</meta:editing-duration>
    <meta:editing-cycles>1</meta:editing-cycles>
    <meta:document-statistic meta:table-count="0" meta:image-count="0" meta:object-count="0" meta:page-count="2" meta:paragraph-count="51" meta:word-count="351" meta:character-count="2342" meta:non-whitespace-character-count="2085"/>
    <meta:generator>LibreOffice/7.6.6.3$Windows_X86_64 LibreOffice_project/d97b2716a9a4a2ce1391dee1765565ea469b0ae7</meta:generator>
  </office:meta>
</office:document-meta>
</file>